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d34a" officeooo:paragraph-rsid="0000d34a"/>
    </style:style>
    <style:style style:name="P2" style:family="paragraph" style:parent-style-name="Standard">
      <style:text-properties officeooo:rsid="0000d34a" officeooo:paragraph-rsid="0000d3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Ошибки Python</text:h>
      <text:p text:style-name="P1"/>
      <text:p text:style-name="P1">SyntaxError: expected ':' <text:s text:c="2"/>- Синтаксическая ошибка: ожидаемый ':'</text:p>
      <text:p text:style-name="P1"/>
      <text:p text:style-name="P1">object of type 'int' has no len() <text:s/>- объект типа 'int' не имеет len()</text:p>
      <text:p text:style-name="P1"/>
      <text:p text:style-name="P1">unsupported operand type(s) for -: 'str' and 'int' - неподдерживаемый тип(ы) операнда для -: 'str' и 'int'</text:p>
      <text:p text:style-name="P1"/>
      <text:p text:style-name="P1">TypeError: list indices must be integers or slices, not str - индексы списка должны быть целыми или фрагментами, а не str</text:p>
      <text:p text:style-name="P1"/>
      <text:p text:style-name="P1">TypeError: list indices must be integers or slices, not range - индексы списка должны быть целыми числами или фрагментами, а не диапазоном</text:p>
      <text:p text:style-name="P1"/>
      <text:p text:style-name="P1">too many values to unpack (expected 3) - <text:s/>слишком много значений для распаковки (ожидается 3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7T09:34:12.849851131</meta:creation-date>
    <dc:date>2023-02-22T11:49:36.400610734</dc:date>
    <meta:editing-duration>PT2H11M28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7" meta:word-count="99" meta:character-count="606" meta:non-whitespace-character-count="510"/>
  </office:meta>
</office:document-meta>
</file>